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1:27:21.524756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2T21:27:42.663961961</dc:date>
    <meta:creation-date>2014-12-14T08:12:00Z</meta:creation-date>
    <meta:editing-cycles>572</meta:editing-cycles>
    <meta:editing-duration>PT23H27M7S</meta:editing-duration>
    <meta:generator>LibreOffice/7.0.3.1$Linux_X86_64 LibreOffice_project/d7547858d014d4cf69878db179d326fc3483e082</meta:generator>
    <meta:document-statistic meta:table-count="10" meta:cell-count="1713" meta:object-count="0"/>
  </office:meta>
</office:document-meta>
</file>